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rsid="0010e098" officeooo:paragraph-rsid="0010e098"/>
    </style:style>
    <style:style style:name="P2" style:family="paragraph" style:parent-style-name="Text_20_body">
      <style:text-properties style:font-name="Arial" officeooo:rsid="00131621" officeooo:paragraph-rsid="00131621"/>
    </style:style>
    <style:style style:name="P3" style:family="paragraph" style:parent-style-name="Text_20_body">
      <style:text-properties style:font-name="Arial" officeooo:rsid="0016f14a" officeooo:paragraph-rsid="0016f14a"/>
    </style:style>
    <style:style style:name="P4" style:family="paragraph" style:parent-style-name="Text_20_body">
      <style:text-properties style:font-name="Arial" officeooo:rsid="0016f14a" officeooo:paragraph-rsid="0019c9ba"/>
    </style:style>
    <style:style style:name="P5" style:family="paragraph" style:parent-style-name="Text_20_body">
      <style:text-properties style:font-name="Arial" officeooo:rsid="0016f14a" officeooo:paragraph-rsid="0018ade1"/>
    </style:style>
    <style:style style:name="P6" style:family="paragraph" style:parent-style-name="Text_20_body">
      <style:text-properties style:font-name="Arial" officeooo:rsid="001d28d6" officeooo:paragraph-rsid="001d28d6"/>
    </style:style>
    <style:style style:name="P7" style:family="paragraph" style:parent-style-name="Text_20_body">
      <style:text-properties style:font-name="Arial" officeooo:rsid="001d7db4" officeooo:paragraph-rsid="001d7db4"/>
    </style:style>
    <style:style style:name="P8" style:family="paragraph" style:parent-style-name="Text_20_body">
      <style:text-properties style:font-name="Arial" officeooo:rsid="0020a940" officeooo:paragraph-rsid="0020a940"/>
    </style:style>
    <style:style style:name="P9" style:family="paragraph" style:parent-style-name="Text_20_body">
      <style:text-properties style:font-name="Arial" officeooo:rsid="0023da0a" officeooo:paragraph-rsid="0023da0a"/>
    </style:style>
    <style:style style:name="P10" style:family="paragraph" style:parent-style-name="Text_20_body">
      <style:text-properties style:font-name="Arial" officeooo:rsid="00246111" officeooo:paragraph-rsid="00246111"/>
    </style:style>
    <style:style style:name="P11" style:family="paragraph" style:parent-style-name="Text_20_body">
      <style:text-properties style:font-name="Arial" officeooo:rsid="00253431" officeooo:paragraph-rsid="00253431"/>
    </style:style>
    <style:style style:name="P12" style:family="paragraph" style:parent-style-name="Text_20_body">
      <style:text-properties style:font-name="Arial" officeooo:rsid="00253a34" officeooo:paragraph-rsid="00253a34"/>
    </style:style>
    <style:style style:name="P13" style:family="paragraph" style:parent-style-name="Text_20_body">
      <style:text-properties style:font-name="Arial" officeooo:rsid="002a751d" officeooo:paragraph-rsid="002a751d"/>
    </style:style>
    <style:style style:name="P14" style:family="paragraph" style:parent-style-name="Text_20_body">
      <style:text-properties style:font-name="Arial" officeooo:rsid="002d34cd" officeooo:paragraph-rsid="002d34cd"/>
    </style:style>
    <style:style style:name="P15" style:family="paragraph" style:parent-style-name="Text_20_body">
      <style:text-properties style:font-name="Arial" officeooo:rsid="0031601f" officeooo:paragraph-rsid="0031601f"/>
    </style:style>
    <style:style style:name="P16" style:family="paragraph" style:parent-style-name="Text_20_body">
      <style:text-properties style:font-name="Arial" officeooo:rsid="00325731" officeooo:paragraph-rsid="00325731"/>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style:style style:name="T14" style:family="text">
      <style:text-properties officeooo:rsid="002ae302"/>
    </style:style>
    <style:style style:name="T15" style:family="text">
      <style:text-properties officeooo:rsid="002c89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0">Combi Model:</text:p>
      <text:p text:style-name="P9">Fuuuuck das geht so nicht, weil so fasttext geshufflet ist aber meta nicht, und es muss doch gleich sein!!! außerdem: muss ich die Daten für das combi modell nicht auch cleanen? sind schon clean! BUG: fasttext_proba und meta_proba sind nicht gleich lang, und anders gemischt weil fasttext daten augmentiert sind und meta daten nicht; ich muss also hier in das trainierte model den nicht augementierten fasttext datensatz schmeißen und den nicht augmentierten meta modell datensatz; also muss ich die beiden doch unterschiedlich benennen, nicht unbedingt, ich kann später die originale callen glaube ich</text:p>
      <text:p text:style-name="P9"/>
      <text:p text:style-name="P11">So jetzt müsste alles prinzipiell laufen außer remove punctuation und remove numbers! Das sollte ich gleich tun! <text:span text:style-name="T9">Muss ich noch testen! </text:span><text:span text:style-name="T14">Done!</text:span></text:p>
      <text:p text:style-name="P12">Was muss noch alles getan werden?</text:p>
      <text:p text:style-name="P12">- <text:span text:style-name="T15">evaluierung überarbeiten und besser machen!</text:span></text:p>
      <text:p text:style-name="P12">- Unit tests schreiben um sicherzustellen dass es keinen major bug gibt, also dass die daten immer die richtigen labels haben, Mats dafür fragen</text:p>
      <text:p text:style-name="P12">- ein neural network als alternative für das xgboost implementieren</text:p>
      <text:p text:style-name="P12">- <text:span text:style-name="T10">hyperparameter tuning vornehmen</text:span></text:p>
      <text:p text:style-name="P12">- die richtigen Plots programmieren dass die aufgezeichnet werden, nochmal nachschauen welche genau ich brauche</text:p>
      <text:p text:style-name="P12">- <text:span text:style-name="T11">überprüfen ob configuration genau die möglichkeiten hat die ich brauche!!, letzte chance wegen caching</text:span></text:p>
      <text:p text:style-name="P12">-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2">- <text:s/>systematisch alle Konfigurationen durchgehen <text:span text:style-name="T10">und die passenden plots erzeugen</text:span></text:p>
      <text:p text:style-name="P12"/>
      <text:p text:style-name="P13">ACHTUNG: wenn ich punctuation rausschmeiße habe ich im wörterbuch immer Lehrer, Lehrerin, Lehrerin, Lehrerin. Das sind sehr viele, die das verzerren und eig bei Fasttext auch nicht gut sind.</text:p>
      <text:p text:style-name="P14">In der Evaluierung muss ich direkt die richtigen Daten rausfischen und dann gleich zu w&amp;b geben dass das die plots erstellt</text:p>
      <text:p text:style-name="P14">Ich sollte nach der K-fold cross-validation schleife auch noch eine weitere evaluierung haben, bei der ich den durchschnitt über alle k berechne und den run insgesamt evaluiere.</text:p>
      <text:p text:style-name="P14"><text:soft-page-break/>Vllt interessant größte differenz zwischen k zu messen, also standardwert und abweichung</text:p>
      <text:p text:style-name="P15">Als nächstes sollte ich weitergehen im testen, eventuell nicht so kleinschrittig testen? Es geht ja hauptsächlich drum ob beim Training und bei der Evaluierung die richtigen labels an den Daten drankleben oder ob da iwas schief läuft</text:p>
      <text:p text:style-name="P16">Ich sollte die Dateipfade in der config speicher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17T11:27:36.572000000</dc:date>
    <meta:editing-duration>P9DT21H41M3S</meta:editing-duration>
    <meta:editing-cycles>28</meta:editing-cycles>
    <meta:generator>LibreOffice/7.0.3.1$Windows_X86_64 LibreOffice_project/d7547858d014d4cf69878db179d326fc3483e082</meta:generator>
    <meta:document-statistic meta:table-count="0" meta:image-count="0" meta:object-count="0" meta:page-count="3" meta:paragraph-count="32" meta:word-count="780" meta:character-count="5078" meta:non-whitespace-character-count="4327"/>
  </office:meta>
</office:document-meta>
</file>